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EF000000E002973FAEB202105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4pt" officeooo:paragraph-rsid="0007d180" style:font-size-asian="3.5pt" style:font-size-complex="4pt"/>
    </style:style>
    <style:style style:name="P2" style:family="paragraph" style:parent-style-name="Standard">
      <style:paragraph-properties style:shadow="none">
        <style:tab-stops/>
      </style:paragraph-properties>
      <style:text-properties style:font-name="Times New Roman" fo:font-size="18pt" fo:font-weight="bold" officeooo:rsid="018d976d" officeooo:paragraph-rsid="018d976d" style:font-size-asian="18pt" style:font-weight-asian="bold" style:font-size-complex="18pt" style:font-weight-complex="bold"/>
    </style:style>
    <style:style style:name="P3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P4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c0b48"/>
    </style:style>
    <style:style style:name="T1" style:family="text">
      <style:text-properties style:font-name="Arial" fo:font-size="11pt" officeooo:rsid="00d2f3b4" style:font-size-asian="11pt" style:font-size-complex="11pt"/>
    </style:style>
    <style:style style:name="T2" style:family="text">
      <style:text-properties style:font-name="Times New Roman" officeooo:rsid="01a1be76"/>
    </style:style>
    <style:style style:name="T3" style:family="text">
      <style:text-properties fo:color="#000000" loext:opacity="100%" style:font-name="Times New Roman" fo:font-size="14pt" style:text-underline-style="none" fo:font-weight="bold" officeooo:rsid="01a200cf" style:font-size-asian="14pt" style:font-weight-asian="bold" style:font-size-complex="14pt" style:font-weight-complex="bold"/>
    </style:style>
    <style:style style:name="T4" style:family="text">
      <style:text-properties fo:color="#000000" loext:opacity="100%" style:font-name="Times New Roman" fo:font-size="14pt" style:text-underline-style="none" fo:font-weight="bold" officeooo:rsid="01a32892" style:font-size-asian="14pt" style:font-weight-asian="bold" style:font-size-complex="14pt" style:font-weight-complex="bold"/>
    </style:style>
    <style:style style:name="T5" style:family="text">
      <style:text-properties officeooo:rsid="00d2f3b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Company City" text:name="py3o.user.company_id.city"/>
        <text:user-field-decl office:value-type="string" office:string-value="Company Country" text:name="py3o.user.company_id.country_id.name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Website" text:name="py3o.user.company_id.website"/>
        <text:user-field-decl office:value-type="string" office:string-value="Company VAT" text:name="py3o.user.company_id.vat"/>
        <text:user-field-decl office:value-type="string" office:string-value="Company SIRET" text:name="py3o.user.company_id.siret"/>
        <text:user-field-decl office:value-type="string" office:string-value="Company APE" text:name="py3o.user.company_id.ape"/>
        <text:user-field-decl office:value-type="string" office:string-value="Company Legal Type" text:name="py3o.user.company_id.legal_type"/>
        <text:user-field-decl office:value-type="string" office:string-value="Invoice State" text:name="py3o.o.state"/>
        <text:user-field-decl office:value-type="string" office:string-value="Saved Invoice number " text:name="py3o.o.move_name"/>
        <text:user-field-decl office:value-type="string" office:string-value="Invoice 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Delivery Address line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Invoice address Line" text:name="py3o.addrlin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Invoice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Reference" text:name="py3o.o.name"/>
        <text:user-field-decl office:value-type="string" office:string-value="Salesman line" text:name="py3o.userline"/>
        <text:user-field-decl office:value-type="string" office:string-value="Invoice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Customer Ref Label" text:name="py3o.customer_ref_label"/>
        <text:user-field-decl office:value-type="string" office:string-value="Document Name" text:name="py3o.doc_name"/>
        <text:user-field-decl office:value-type="string" office:string-value="Bank Label" text:name="py3o.bank_label"/>
        <text:user-field-decl office:value-type="string" office:string-value="Mandate Number Label" text:name="py3o.mandate_number_label"/>
        <text:user-field-decl office:value-type="string" office:string-value="Refund Invoice Number" text:name="py3o.o.refund_invoice_id.number"/>
        <text:user-field-decl office:value-type="string" office:string-value="Tax Description" text:name="py3o.t.description"/>
        <text:user-field-decl office:value-type="string" office:string-value="Tax Description" text:name="py3o.t.tax_id.description"/>
        <text:user-field-decl office:value-type="string" office:string-value="tax_label" text:name="py3o.tax_label"/>
        <text:user-field-decl office:value-type="string" office:string-value="Incoterms" text:name="py3o.o.incoterm_id.name"/>
        <text:user-field-decl office:value-type="string" office:string-value="tax_name" text:name="py3o.tax_name"/>
        <text:user-field-decl office:value-type="string" office:string-value="partner_id.name" text:name="py3o.obj.partner_id.name"/>
        <text:user-field-decl office:value-type="string" office:string-value="invoice number" text:name="py3o.obj.name"/>
        <text:user-field-decl office:value-type="string" office:string-value="partner_id.x_cheq_to" text:name="py3o.obj.partner_id.x_cheq_to"/>
        <text:user-field-decl office:value-type="string" office:string-value="amount_total" text:name="py3o.obj.amount_total"/>
        <text:user-field-decl office:value-type="string" office:string-value="ref" text:name="py3o.obj.ref"/>
        <text:user-field-decl office:value-type="string" office:string-value="invoice_payment_term_id.name" text:name="py3o.obj.invoice_payment_term_id.name"/>
        <text:user-field-decl office:value-type="string" office:string-value="x_voucherdate" text:name="py3o.obj.x_voucherdate"/>
        <text:user-field-decl office:value-type="string" office:string-value="invoice_date_due" text:name="py3o.obj.invoice_date_due"/>
        <text:user-field-decl office:value-type="string" office:string-value="invoice_date" text:name="py3o.obj.invoice_date"/>
        <text:user-field-decl office:value-type="string" office:string-value="date" text:name="py3o.obj.date"/>
        <text:user-field-decl office:value-type="string" office:string-value="account_id.code" text:name="py3o.line.account_id.code"/>
        <text:user-field-decl office:value-type="string" office:string-value="account_id.name" text:name="py3o.line.account_id.name"/>
        <text:user-field-decl office:value-type="string" office:string-value="name" text:name="py3o.line.name"/>
        <text:user-field-decl office:value-type="float" office:value="0" text:name="py3o.line.debit"/>
        <text:user-field-decl office:value-type="float" office:value="0" text:name="py3o.line.credit"/>
        <text:user-field-decl office:value-type="string" office:string-value="create_uid.name" text:name="py3o.obj.create_uid.name"/>
        <text:user-field-decl office:value-type="string" office:string-value="currency_id.name" text:name="py3o.obj.currency_id.name"/>
        <text:user-field-decl office:value-type="string" office:string-value="x_num2words" text:name="py3o.obj.x_num2words"/>
      </text:user-field-decls>
      <text:p text:style-name="P3"><text:a xlink:type="simple" xlink:href="py3o://for=%22obj%20in%20objects%22" text:style-name="Internet_20_link" text:visited-style-name="Visited_20_Internet_20_Link"><text:span text:style-name="T1">for="obj in objects"</text:span></text:a></text:p>
      <text:p text:style-name="P2"><text:span text:style-name="T5">Z</text:span>S Knitwear</text:p>
      <text:p text:style-name="P4"><text:a xlink:type="simple" xlink:href="py3o://if=%22obj.employee_id%22" text:style-name="Internet_20_link" text:visited-style-name="Visited_20_Internet_20_Link"><text:span text:style-name="T2">if="obj.employee_id"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2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00%"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2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font-name="Arial1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2354in" fo:margin-right="0in" fo:text-indent="-0.2354in" style:auto-text-indent="false" style:page-number="auto" text:number-lines="false" text:line-number="0"/>
      <style:text-properties style:font-name="Arial2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2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1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1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2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3.7008in" style:type="center"/>
          <style:tab-stop style:position="7.4016in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style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1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in" draw:fill-image-height="0in"/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number-style style:name="N10109" number:language="fr" number:country="FR">
      <number:number number:decimal-places="0" number:min-decimal-places="0" number:min-integer-digits="3">
        <number:embedded-text number:position="2">.</number:embedded-text>
      </number:number>
    </number:number-style>
    <number:currency-style style:name="N20108P0" style:volatile="true" number:language="ltg" number:country="LV">
      <number:currency-symbol number:language="ltg" number:country="LV">€</number:currency-symbol>
      <number:text> </number:text>
      <number:number number:decimal-places="2" number:min-decimal-places="2" number:min-integer-digits="1" number:grouping="true"/>
    </number:currency-style>
    <number:currency-style style:name="N20108" number:language="ltg" number:country="LV">
      <style:text-properties fo:color="#ff0000"/>
      <number:currency-symbol number:language="ltg" number:country="LV">€</number:currency-symbol>
      <number:text> -</number:text>
      <number:number number:decimal-places="2" number:min-decimal-places="2" number:min-integer-digits="1" number:grouping="true"/>
      <style:map style:condition="value()&gt;=0" style:apply-style-name="N20108P0"/>
    </number:currency-style>
  </office:styles>
  <office:automatic-styles>
    <style:style style:name="MP1" style:family="paragraph" style:parent-style-name="Standard">
      <style:text-properties fo:font-size="4pt" officeooo:paragraph-rsid="0007d180" style:font-size-asian="3.5pt" style:font-size-complex="4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335in" fo:margin-bottom="0.3543in" fo:margin-left="0.4335in" fo:margin-right="0.433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6252in" fo:margin-left="0in" fo:margin-right="0in" fo:margin-bottom="0.0783in" fo:background-color="transparent" style:dynamic-spacing="false" draw:fill="none" draw:fill-color="#729fcf"/>
      </style:header-style>
      <style:footer-style>
        <style:header-footer-properties fo:min-height="0.2752in" fo:margin-left="0in" fo:margin-right="0in" fo:margin-top="0.0783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char" svg:x="6.5583in" svg:y="-0.4311in" svg:width="1.1244in" svg:height="1.0535in" draw:z-index="0"><draw:image xlink:href="Pictures/10000000000000EF000000E002973FAEB202105F.png" xlink:type="simple" xlink:show="embed" xlink:actuate="onLoad" draw:mime-type="image/png"/></draw:frame></text:p>
      </style:header>
      <style:footer>
        <text:p text:style-name="Footer">Page <text:page-number text:select-page="current">1</text:page-number><text:s/>/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12-12T23:20:40.667682566</meta:creation-date>
    <dc:date>2021-02-22T16:10:29.669000000</dc:date>
    <meta:editing-duration>P1DT19H45M1S</meta:editing-duration>
    <meta:editing-cycles>396</meta:editing-cycles>
    <meta:generator>LibreOffice/7.0.4.2$Windows_X86_64 LibreOffice_project/dcf040e67528d9187c66b2379df5ea4407429775</meta:generator>
    <meta:document-statistic meta:table-count="0" meta:image-count="1" meta:object-count="0" meta:page-count="1" meta:paragraph-count="4" meta:word-count="10" meta:character-count="61" meta:non-whitespace-character-count="55"/>
  </office:meta>
</office:document-meta>
</file>